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CHI PAREDES, JAIRO MART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CHI PAREDES, JAIRO MART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75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ENGIFO PAREDES, CLAUDIA CRIST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4357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40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6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24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